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orphans="2" fo:widows="2"/>
    </style:style>
    <style:style style:name="P3" style:family="paragraph" style:parent-style-name="Preformatted_20_Text" style:master-page-name="">
      <loext:graphic-properties draw:fill="none"/>
      <style:paragraph-properties fo:margin-left="0in" fo:margin-right="-0.8118in" fo:margin-top="0in" fo:margin-bottom="0in" loext:contextual-spacing="false" fo:orphans="2" fo:widows="2" fo:text-indent="0in" style:auto-text-indent="false" style:page-number="auto" fo:background-color="transparent">
        <style:tab-stops>
          <style:tab-stop style:position="1.4898in"/>
        </style:tab-stops>
      </style:paragraph-properties>
      <style:text-properties fo:font-variant="normal" fo:text-transform="none" fo:color="#000000" fo:letter-spacing="normal" officeooo:rsid="000a500d" officeooo:paragraph-rsid="000a500d"/>
    </style:style>
    <style:style style:name="T1" style:family="text">
      <style:text-properties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Cepheid log_Period F555W sigma epochs F814W sigma epochs F160W sigma epochs magWH</text:span></text:p>
      <text:p text:style-name="P1">AA-GEM <text:s/>1.053 <text:s text:c="2"/>9.9130 <text:s/>0.029 <text:s text:c="2"/>1 <text:s text:c="6"/>8.542 <text:s text:c="2"/>0.025 <text:s text:c="2"/>1 <text:s text:c="6"/>7.348 <text:s text:c="2"/>0.017 <text:s text:c="2"/>1 <text:s text:c="6"/>6.871 <text:s text:c="5"/></text:p>
      <text:p text:style-name="P1">AD-PUP <text:s/>1.133 <text:s text:c="2"/>10.015 <text:s/>0.028 <text:s text:c="2"/>1 <text:s text:c="6"/>8.675 <text:s text:c="2"/>0.023 <text:s text:c="2"/>1 <text:s text:c="6"/>7.488 <text:s text:c="2"/>0.020 <text:s text:c="2"/>1 <text:s text:c="6"/>7.023 <text:s text:c="3"/></text:p>
      <text:p text:style-name="P1">AQ-CAR <text:s/>0.990 <text:s text:c="2"/>8.9836 <text:s/>0.020 <text:s text:c="2"/>2 <text:s text:c="6"/>7.854 <text:s text:c="2"/>0.009 <text:s text:c="2"/>2 <text:s text:c="6"/>6.766 <text:s text:c="2"/>0.007 <text:s text:c="2"/>3 <text:s text:c="6"/>6.382 <text:s text:c="4"/></text:p>
      <text:p text:style-name="P1">AQ-PUP <text:s/>1.479 <text:s text:c="2"/>8.8671 <text:s/>0.018 <text:s text:c="2"/>2 <text:s text:c="6"/>7.120 <text:s text:c="2"/>0.014 <text:s text:c="2"/>2 <text:s text:c="6"/>5.487 <text:s text:c="2"/>0.013 <text:s text:c="2"/>4 <text:s text:c="6"/>4.864 <text:s text:c="4"/></text:p>
      <text:p text:style-name="P1">BK-AUR <text:s/>0.903 <text:s text:c="2"/>9.5609 <text:s/>0.036 <text:s text:c="2"/>1 <text:s text:c="6"/>8.220 <text:s text:c="2"/>0.038 <text:s text:c="2"/>1 <text:s text:c="6"/>7.015 <text:s text:c="2"/>0.021 <text:s text:c="2"/>1 <text:s text:c="6"/>6.549 <text:s text:c="5"/></text:p>
      <text:p text:style-name="P1">BN-PUP <text:s/>1.136 <text:s text:c="2"/>10.051 <text:s/>0.033 <text:s text:c="2"/>1 <text:s text:c="6"/>8.505 <text:s text:c="2"/>0.017 <text:s text:c="2"/>1 <text:s text:c="6"/>7.198 <text:s text:c="2"/>0.015 <text:s text:c="2"/>1 <text:s text:c="6"/>6.653 <text:s text:c="5"/></text:p>
      <text:p text:style-name="P1">CD-CYG <text:s/>1.232 <text:s text:c="2"/>9.1207 <text:s/>0.011 <text:s text:c="2"/>3 <text:s text:c="6"/>7.468 <text:s text:c="2"/>0.012 <text:s text:c="2"/>3 <text:s text:c="6"/>5.900 <text:s text:c="2"/>0.012 <text:s text:c="2"/>5 <text:s text:c="6"/>5.314 <text:s text:c="2"/></text:p>
      <text:p text:style-name="P1">CP-CEP <text:s/>1.252 <text:s text:c="2"/>10.757 <text:s/>0.015 <text:s text:c="2"/>1 <text:s text:c="6"/>8.638 <text:s text:c="2"/>0.052 <text:s text:c="2"/>1 <text:s text:c="6"/>6.871 <text:s text:c="2"/>0.022 <text:s text:c="2"/>1 <text:s text:c="6"/>6.105 <text:s/></text:p>
      <text:p text:style-name="P1">CR-CAR <text:s/>0.989 <text:s text:c="2"/>11.750 <text:s/>0.019 <text:s text:c="2"/>1 <text:s text:c="6"/>9.973 <text:s text:c="2"/>0.018 <text:s text:c="2"/>1 <text:s text:c="6"/>8.384 <text:s text:c="2"/>0.014 <text:s text:c="2"/>1 <text:s text:c="6"/>7.750 <text:s text:c="2"/></text:p>
      <text:p text:style-name="P1">CY-AUR <text:s/>1.141 <text:s text:c="2"/>12.052 <text:s/>0.012 <text:s text:c="2"/>1 <text:s text:c="6"/>9.953 <text:s text:c="2"/>0.020 <text:s text:c="2"/>1 <text:s text:c="6"/>8.106 <text:s text:c="2"/>0.025 <text:s text:c="2"/>1 <text:s text:c="6"/>7.348 <text:s text:c="2"/></text:p>
      <text:p text:style-name="P1">DD-CAS <text:s/>0.992 <text:s text:c="2"/>10.036 <text:s/>0.007 <text:s text:c="2"/>3 <text:s text:c="6"/>8.523 <text:s text:c="2"/>0.011 <text:s text:c="2"/>3 <text:s text:c="6"/>7.108 <text:s text:c="2"/>0.012 <text:s text:c="2"/>4 <text:s text:c="6"/>6.576 <text:s text:c="2"/></text:p>
      <text:p text:style-name="P1">DL-CAS <text:s/>0.903 <text:s text:c="2"/>9.1059 <text:s/>0.019 <text:s text:c="2"/>1 <text:s text:c="6"/>7.569 <text:s text:c="2"/>0.022 <text:s text:c="2"/>1 <text:s text:c="6"/>6.238 <text:s text:c="2"/>0.018 <text:s text:c="2"/>1 <text:s text:c="6"/>5.697 <text:s text:c="2"/></text:p>
      <text:p text:style-name="P1">DR-VEL <text:s/>1.049 <text:s text:c="2"/>9.7083 <text:s/>0.034 <text:s text:c="2"/>1 <text:s text:c="6"/>7.770 <text:s text:c="2"/>0.020 <text:s text:c="2"/>1 <text:s text:c="6"/>6.183 <text:s text:c="2"/>0.021 <text:s text:c="2"/>1 <text:s text:c="6"/>5.487 <text:s text:c="2"/></text:p>
      <text:p text:style-name="P1">GQ-ORI <text:s/>0.935 <text:s text:c="2"/>8.7199 <text:s/>0.020 <text:s text:c="2"/>1 <text:s text:c="6"/>7.632 <text:s text:c="2"/>0.024 <text:s text:c="2"/>1 <text:s text:c="6"/>6.523 <text:s text:c="2"/>0.032 <text:s text:c="2"/>1 <text:s text:c="6"/>6.155 <text:s text:c="2"/></text:p>
      <text:p text:style-name="P1">HW-CAR <text:s/>0.964 <text:s text:c="2"/>9.2782 <text:s/>0.016 <text:s text:c="2"/>2 <text:s text:c="6"/>8.007 <text:s text:c="2"/>0.013 <text:s text:c="2"/>2 <text:s text:c="6"/>6.798 <text:s text:c="2"/>0.005 <text:s text:c="2"/>3 <text:s text:c="6"/>6.359 <text:s text:c="2"/></text:p>
      <text:p text:style-name="P1">KK-CEN <text:s/>1.086 <text:s text:c="2"/>11.598 <text:s/>0.017 <text:s text:c="2"/>1 <text:s text:c="6"/>9.862 <text:s text:c="2"/>0.021 <text:s text:c="2"/>1 <text:s text:c="6"/>8.292 <text:s text:c="2"/>0.015 <text:s text:c="2"/>1 <text:s text:c="6"/>7.674 <text:s text:c="2"/></text:p>
      <text:p text:style-name="P1">KN-CEN <text:s/>1.532 <text:s text:c="2"/>10.062 <text:s/>0.023 <text:s text:c="2"/>2 <text:s text:c="6"/>7.924 <text:s text:c="2"/>0.017 <text:s text:c="2"/>2 <text:s text:c="6"/>5.856 <text:s text:c="2"/>0.006 <text:s text:c="2"/>5 <text:s text:c="6"/>5.083 <text:s text:c="2"/></text:p>
      <text:p text:style-name="P1">RW-CAM^d <text:s text:c="7"/>1.215 <text:s text:c="2"/>8.8673 <text:s/>0.015 <text:s text:c="2"/>1 <text:s text:c="6"/>7.044 <text:s text:c="2"/>0.014 <text:s text:c="2"/>1 <text:s text:c="6"/>5.451 <text:s text:c="2"/>0.021 <text:s text:c="2"/>1 <text:s text:c="6"/></text:p>
      <text:p text:style-name="P1">RW-CAS <text:s/>1.170 <text:s text:c="2"/>9.3719 <text:s/>0.021 <text:s text:c="2"/>1 <text:s text:c="6"/>7.863 <text:s text:c="2"/>0.016 <text:s text:c="2"/>1 <text:s text:c="6"/>6.483 <text:s text:c="2"/>0.022 <text:s text:c="2"/>1 <text:s text:c="6"/>5.952 <text:s text:c="2"/></text:p>
      <text:p text:style-name="P1">RY-CAS <text:s/>1.084 <text:s text:c="2"/>10.075 <text:s/>0.019 <text:s text:c="2"/>1 <text:s text:c="6"/>8.333 <text:s text:c="2"/>0.040 <text:s text:c="2"/>1 <text:s text:c="6"/>6.715 <text:s text:c="2"/>0.010 <text:s text:c="2"/>1 <text:s text:c="6"/>6.094 <text:s text:c="2"/></text:p>
      <text:p text:style-name="P1">RY-SCO <text:s/>1.308 <text:s text:c="2"/>8.2067 <text:s/>0.012 <text:s text:c="2"/>3 <text:s text:c="6"/>6.206 <text:s text:c="2"/>0.010 <text:s text:c="2"/>3 <text:s text:c="6"/>4.408 <text:s text:c="2"/>0.010 <text:s text:c="2"/>3 <text:s text:c="6"/>3.688 <text:s text:c="2"/></text:p>
      <text:p text:style-name="P1">RY-VEL^d <text:s text:c="7"/>1.449 <text:s text:c="2"/>8.5234 <text:s/>0.036 <text:s text:c="2"/>1 <text:s text:c="6"/>6.757 <text:s text:c="2"/>0.016 <text:s text:c="2"/>1 <text:s text:c="6"/>5.211 <text:s text:c="2"/>0.017 <text:s text:c="2"/>1 <text:s text:c="6"/></text:p>
      <text:p text:style-name="P1">S-NOR <text:s text:c="2"/>0.989 <text:s text:c="2"/>6.5779 <text:s/>0.011 <text:s text:c="2"/>1 <text:s text:c="6"/>5.410 <text:s text:c="2"/>0.012 <text:s text:c="2"/>1 <text:s text:c="6"/>4.391 <text:s text:c="2"/>0.012 <text:s text:c="2"/>1 <text:s text:c="6"/>3.992 <text:s text:c="2"/></text:p>
      <text:p text:style-name="P1">S-VUL <text:s text:c="2"/>1.839 <text:s text:c="2"/>9.1668 <text:s/>0.008 <text:s text:c="2"/>3 <text:s text:c="6"/>6.862 <text:s text:c="2"/>0.012 <text:s text:c="2"/>3 <text:s text:c="6"/>4.885 <text:s text:c="2"/>0.010 <text:s text:c="2"/>4 <text:s text:c="6"/>4.047 <text:s text:c="2"/></text:p>
      <text:p text:style-name="P1">SS-CMA <text:s/>1.092 <text:s text:c="2"/>10.121 <text:s/>0.012 <text:s text:c="2"/>4 <text:s text:c="6"/>8.444 <text:s text:c="2"/>0.008 <text:s text:c="2"/>4 <text:s text:c="6"/>6.894 <text:s text:c="2"/>0.011 <text:s text:c="2"/>3 <text:s text:c="6"/>6.299 <text:s text:c="2"/></text:p>
      <text:p text:style-name="P1">SV-PER^d <text:s text:c="7"/>1.046 <text:s text:c="2"/>9.2186 <text:s/>0.016 <text:s text:c="2"/>1 <text:s text:c="6"/>7.760 <text:s text:c="2"/>0.014 <text:s text:c="2"/>1 <text:s text:c="6"/>6.435 <text:s text:c="2"/>0.027 <text:s text:c="2"/>1 <text:s text:c="6"/></text:p>
      <text:p text:style-name="P1">SV-VEL <text:s/>1.149 <text:s text:c="2"/>8.7316 <text:s/>0.026 <text:s text:c="2"/>1 <text:s text:c="6"/>7.302 <text:s text:c="2"/>0.009 <text:s text:c="2"/>1 <text:s text:c="6"/>6.024 <text:s text:c="2"/>0.010 <text:s text:c="2"/>1 <text:s text:c="6"/>5.524 <text:s text:c="2"/></text:p>
      <text:p text:style-name="P1">SV-VUL <text:s/>1.653 <text:s text:c="2"/>7.2675 <text:s/>0.047 <text:s text:c="2"/>1 <text:s text:c="6"/>5.648 <text:s text:c="2"/>0.033 <text:s text:c="2"/>1 <text:s text:c="6"/>4.214 <text:s text:c="2"/>0.027 <text:s text:c="2"/>1 <text:s text:c="6"/>3.641 <text:s text:c="2"/></text:p>
      <text:p text:style-name="P1">SY-NOR <text:s/>1.102 <text:s text:c="2"/>9.8284 <text:s/>0.023 <text:s text:c="2"/>1 <text:s text:c="6"/>7.925 <text:s text:c="2"/>0.038 <text:s text:c="2"/>1 <text:s text:c="6"/>6.214 <text:s text:c="2"/>0.013 <text:s text:c="2"/>1 <text:s text:c="6"/>5.531 <text:s text:c="2"/></text:p>
      <text:p text:style-name="P1">SZ-CYG <text:s/>1.179 <text:s text:c="2"/>9.6209 <text:s/>0.013 <text:s text:c="2"/>2 <text:s text:c="6"/>7.756 <text:s text:c="2"/>0.017 <text:s text:c="2"/>2 <text:s text:c="6"/>6.004 <text:s text:c="2"/>0.008 <text:s text:c="2"/>3 <text:s text:c="6"/>5.336 <text:s text:c="2"/></text:p>
      <text:p text:style-name="P1">T-MON^d 1.432 <text:s text:c="2"/>6.0680 <text:s/>0.023 <text:s text:c="2"/>1 <text:s text:c="6"/>4.828 <text:s text:c="2"/>0.016 <text:s text:c="2"/>1 <text:s text:c="6"/>3.725 <text:s text:c="2"/>0.021 <text:s text:c="2"/>1 <text:s text:c="6"/>3.298 <text:s text:c="2"/></text:p>
      <text:p text:style-name="P1">U-CAR <text:s text:c="2"/>1.589 <text:s text:c="2"/>6.3852 <text:s/>0.038 <text:s text:c="2"/>1 <text:s text:c="6"/>4.967 <text:s text:c="2"/>0.023 <text:s text:c="2"/>1 <text:s text:c="6"/>3.768 <text:s text:c="2"/>0.019 <text:s text:c="2"/>1 <text:s text:c="6"/>3.272 <text:s text:c="2"/></text:p>
      <text:p text:style-name="P1">UU-MUS <text:s/>1.066 <text:s text:c="2"/>9.9212 <text:s/>0.024 <text:s text:c="2"/>1 <text:s text:c="6"/>8.457 <text:s text:c="2"/>0.025 <text:s text:c="2"/>1 <text:s text:c="6"/>7.108 <text:s text:c="2"/>0.010 <text:s text:c="2"/>1 <text:s text:c="6"/>6.595 <text:s text:c="2"/></text:p>
      <text:p text:style-name="P1">V0339-CEN <text:s text:c="6"/>0.976 <text:s text:c="2"/>8.8402 <text:s/>0.024 <text:s text:c="2"/>1 <text:s text:c="6"/>7.321 <text:s text:c="2"/>0.016 <text:s text:c="2"/>1 <text:s text:c="6"/>5.990 <text:s text:c="2"/>0.024 <text:s text:c="2"/>1 <text:s text:c="5"/></text:p>
      <text:p text:style-name="P1">V0340-ARA <text:s text:c="6"/>1.318 <text:s text:c="2"/>10.460 <text:s/>0.024 <text:s text:c="2"/>1 <text:s text:c="6"/>8.554 <text:s text:c="2"/>0.014 <text:s text:c="2"/>1 <text:s text:c="6"/>6.808 <text:s text:c="2"/>0.012 <text:s text:c="2"/>1 <text:s text:c="6"/></text:p>
      <text:p text:style-name="P1">VW-CEN <text:s/>1.177 <text:s text:c="2"/>10.379 <text:s/>0.031 <text:s text:c="2"/>1 <text:s text:c="6"/>8.718 <text:s text:c="2"/>0.023 <text:s text:c="2"/>1 <text:s text:c="6"/>7.158 <text:s text:c="2"/>0.010 <text:s text:c="2"/>1 <text:s text:c="6"/>6.569 <text:s text:c="2"/></text:p>
      <text:p text:style-name="P1">VX-PER <text:s/>1.037 <text:s text:c="2"/>9.4589 <text:s/>0.008 <text:s text:c="2"/>4 <text:s text:c="6"/>7.906 <text:s text:c="2"/>0.006 <text:s text:c="2"/>3 <text:s text:c="6"/>6.470 <text:s text:c="2"/>0.009 <text:s text:c="2"/>5 <text:s text:c="6"/>5.922 <text:s text:c="2"/></text:p>
      <text:p text:style-name="P1">VY-CAR <text:s/>1.276 <text:s text:c="2"/>7.6162 <text:s/>0.014 <text:s text:c="2"/>5 <text:s text:c="6"/>6.253 <text:s text:c="2"/>0.007 <text:s text:c="2"/>4 <text:s text:c="6"/>4.991 <text:s text:c="2"/>0.004 <text:s text:c="2"/>6 <text:s text:c="6"/>4.517 <text:s text:c="2"/></text:p>
      <text:p text:style-name="P1">VZ-PUP <text:s/>1.365 <text:s text:c="2"/>9.7715 <text:s/>0.033 <text:s text:c="2"/>1 <text:s text:c="6"/>8.262 <text:s text:c="2"/>0.022 <text:s text:c="2"/>1 <text:s text:c="6"/>6.931 <text:s text:c="2"/>0.017 <text:s text:c="2"/>1 <text:s text:c="6"/>6.400 <text:s text:c="2"/></text:p>
      <text:p text:style-name="P1">WX-PUP <text:s/>0.951 <text:s text:c="2"/>9.1909 <text:s/>0.030 <text:s text:c="2"/>1 <text:s text:c="6"/>7.944 <text:s text:c="2"/>0.012 <text:s text:c="2"/>1 <text:s text:c="6"/>6.807 <text:s text:c="2"/>0.010 <text:s text:c="2"/>1 <text:s text:c="6"/>6.378 <text:s text:c="2"/></text:p>
      <text:p text:style-name="P1">WZ-SGR <text:s/>1.339 <text:s text:c="2"/>8.2021 <text:s/>0.012 <text:s text:c="2"/>6 <text:s text:c="6"/>6.481 <text:s text:c="2"/>0.013 <text:s text:c="2"/>6 <text:s text:c="6"/>4.858 <text:s text:c="2"/>0.009 <text:s text:c="2"/>4 <text:s text:c="6"/>4.245 <text:s text:c="2"/></text:p>
      <text:p text:style-name="P1">X-CYG <text:s text:c="2"/>1.214 <text:s text:c="2"/>6.5295 <text:s/>0.020 <text:s text:c="2"/>1 <text:s text:c="6"/>5.230 <text:s text:c="2"/>0.049 <text:s text:c="2"/>1 <text:s text:c="6"/>4.080 <text:s text:c="2"/>0.033 <text:s text:c="2"/>1 <text:s text:c="6"/>3.630 <text:s text:c="2"/></text:p>
      <text:p text:style-name="P1">X-PUP <text:s text:c="2"/>1.414 <text:s text:c="2"/>8.6949 <text:s/>0.019 <text:s text:c="2"/>3 <text:s text:c="6"/>7.128 <text:s text:c="2"/>0.010 <text:s text:c="2"/>3 <text:s text:c="6"/>5.628 <text:s text:c="2"/>0.008 <text:s text:c="2"/>4 <text:s text:c="6"/>5.075 <text:s text:c="2"/></text:p>
      <text:p text:style-name="P1">XX-CAR <text:s/>1.196 <text:s text:c="2"/>9.4627 <text:s/>0.027 <text:s text:c="2"/>1 <text:s text:c="6"/>8.067 <text:s text:c="2"/>0.015 <text:s text:c="2"/>1 <text:s text:c="6"/>6.833 <text:s text:c="2"/>0.022 <text:s text:c="2"/>1 <text:s text:c="6"/>6.346 <text:s text:c="2"/></text:p>
      <text:p text:style-name="P1">XY-CAR <text:s/>1.095 <text:s text:c="2"/>9.4660 <text:s/>0.011 <text:s text:c="2"/>4 <text:s text:c="6"/>7.927 <text:s text:c="2"/>0.009 <text:s text:c="2"/>3 <text:s text:c="6"/>6.455 <text:s text:c="2"/>0.006 <text:s text:c="2"/>6 <text:s text:c="6"/>5.913 <text:s text:c="2"/></text:p>
      <text:p text:style-name="P1">XZ-CAR <text:s/>1.221 <text:s text:c="2"/>8.7725 <text:s/>0.017 <text:s text:c="2"/>3 <text:s text:c="6"/>7.217 <text:s text:c="2"/>0.006 <text:s text:c="2"/>3 <text:s text:c="6"/>5.770 <text:s text:c="2"/>0.007 <text:s text:c="2"/>4 <text:s text:c="6"/>5.221 <text:s text:c="2"/></text:p>
      <text:p text:style-name="P1">YZ-CAR <text:s/>1.259 <text:s text:c="2"/>8.8644 <text:s/>0.016 <text:s text:c="2"/>3 <text:s text:c="6"/>7.401 <text:s text:c="2"/>0.007 <text:s text:c="2"/>3 <text:s text:c="6"/>5.991 <text:s text:c="2"/>0.013 <text:s text:c="2"/>5 <text:s text:c="6"/>5.478 <text:s text:c="2"/></text:p>
      <text:p text:style-name="P1">YZ-SGR <text:s/>0.980 <text:s text:c="2"/>7.4662 <text:s/>0.021 <text:s text:c="2"/>1 <text:s text:c="6"/>6.176 <text:s text:c="2"/>0.014 <text:s text:c="2"/>1 <text:s text:c="6"/>5.103 <text:s text:c="2"/>0.020 <text:s text:c="2"/>1 <text:s text:c="6"/>4.657 <text:s text:c="2"/></text:p>
      <text:p text:style-name="P1">Z-LAC <text:s text:c="2"/>1.037 <text:s text:c="2"/>8.5686 <text:s/>0.022 <text:s text:c="2"/>1 <text:s text:c="6"/>7.157 <text:s text:c="2"/>0.015 <text:s text:c="2"/>1 <text:s text:c="6"/>5.917 <text:s text:c="2"/>0.018 <text:s text:c="2"/>1 <text:s text:c="6"/>5.424 <text:s text:c="2"/></text:p>
      <text:p text:style-name="P2"><text:span text:style-name="T2">Z-SCT <text:s text:c="2"/>1.111 <text:s text:c="2"/>9.7535 <text:s/>0.019 <text:s text:c="2"/>2 <text:s text:c="6"/>8.079 <text:s text:c="2"/>0.021 <text:s text:c="2"/>2 <text:s text:c="6"/>6.513 <text:s text:c="2"/>0.008 <text:s text:c="2"/>3 <text:s text:c="6"/>5.918 <text:s text:c="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24T14:08:04.082964262</meta:creation-date>
    <dc:date>2022-10-24T14:27:02.892164771</dc:date>
    <meta:editing-duration>PT8M27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51" meta:word-count="607" meta:character-count="4893" meta:non-whitespace-character-count="2551"/>
  </office:meta>
</office:document-meta>
</file>